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44c" officeooo:paragraph-rsid="0014a44c"/>
    </style:style>
    <style:style style:name="P2" style:family="paragraph" style:parent-style-name="Standard">
      <style:text-properties officeooo:rsid="0015fc61" officeooo:paragraph-rsid="0015fc61"/>
    </style:style>
    <style:style style:name="P3" style:family="paragraph" style:parent-style-name="Standard">
      <style:text-properties officeooo:rsid="00172349" officeooo:paragraph-rsid="00172349"/>
    </style:style>
    <style:style style:name="P4" style:family="paragraph" style:parent-style-name="Preformatted_20_Text">
      <style:text-properties officeooo:rsid="0014a44c" officeooo:paragraph-rsid="0014a44c"/>
    </style:style>
    <style:style style:name="P5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6" style:family="paragraph" style:parent-style-name="Standard">
      <style:text-properties officeooo:rsid="0015fc61" officeooo:paragraph-rsid="0015fc61"/>
    </style:style>
    <style:style style:name="P7" style:family="paragraph" style:parent-style-name="Standard">
      <style:text-properties fo:color="#ce181e" officeooo:rsid="0014a44c" officeooo:paragraph-rsid="0014a44c"/>
    </style:style>
    <style:style style:name="P8" style:family="paragraph" style:parent-style-name="Standard">
      <style:text-properties fo:color="#ce181e" officeooo:rsid="00172349" officeooo:paragraph-rsid="00172349"/>
    </style:style>
    <style:style style:name="P9" style:family="paragraph" style:parent-style-name="Preformatted_20_Text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Courier New" fo:font-size="9pt" fo:letter-spacing="normal" fo:font-style="normal" fo:font-weight="normal" officeooo:paragraph-rsid="0019200c"/>
    </style:style>
    <style:style style:name="P10" style:family="paragraph" style:parent-style-name="Preformatted_20_Text">
      <style:text-properties fo:font-variant="normal" fo:text-transform="none" fo:color="#000000" style:font-name="Courier New" fo:font-size="9pt" fo:letter-spacing="normal" fo:font-style="normal" fo:font-weight="normal" officeooo:rsid="0014a44c" officeooo:paragraph-rsid="0014a44c"/>
    </style:style>
    <style:style style:name="T1" style:family="text">
      <style:text-properties fo:font-variant="normal" fo:text-transform="none" fo:color="#333333" style:font-name="Consolas" fo:font-size="9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color="#800080"/>
    </style:style>
    <style:style style:name="T3" style:family="text">
      <style:text-properties fo:color="#ff6600"/>
    </style:style>
    <style:style style:name="T4" style:family="text">
      <style:text-properties officeooo:rsid="0019200c"/>
    </style:style>
    <style:style style:name="T5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<text:span text:style-name="T4">Compress</text:span></text:p>
      <text:p text:style-name="P8"/>
      <text:p text:style-name="P3">tar <text:s/>-zxvf <text:s text:c="2"/>***.tar.gz</text:p>
      <text:p text:style-name="P3"/>
      <text:p text:style-name="P7">Idea <text:s/>create <text:s/>desktop shortcut </text:p>
      <text:p text:style-name="P1"/>
      <text:p text:style-name="P4"><text:span text:style-name="Source_20_Text"><text:span text:style-name="T1">[Desktop Entry]</text:span></text:span></text:p>
      <text:p text:style-name="P5"><text:span text:style-name="Source_20_Text"><text:span text:style-name="T1">Name=IntelliJ IDEA</text:span></text:span></text:p>
      <text:p text:style-name="P5"><text:span text:style-name="Source_20_Text"><text:span text:style-name="T1">Comment=IntelliJ IDEA</text:span></text:span></text:p>
      <text:p text:style-name="P5"><text:span text:style-name="Source_20_Text"><text:span text:style-name="T1">Exec=/usr/local/ideaIU/bin/idea.sh</text:span></text:span></text:p>
      <text:p text:style-name="P5"><text:span text:style-name="Source_20_Text"><text:span text:style-name="T1">Icon=/usr/local/ideaIU/bin/idea.png</text:span></text:span></text:p>
      <text:p text:style-name="P5"><text:span text:style-name="Source_20_Text"><text:span text:style-name="T1">Terminal=false</text:span></text:span></text:p>
      <text:p text:style-name="P5"><text:span text:style-name="Source_20_Text"><text:span text:style-name="T1">Type=Application</text:span></text:span></text:p>
      <text:p text:style-name="P5"><text:span text:style-name="Source_20_Text"><text:span text:style-name="T1">Categories=Developer;</text:span></text:span></text:p>
      <text:p text:style-name="P1"/>
      <text:p text:style-name="P2"><text:span text:style-name="T5">set jdk env</text:span> </text:p>
      <text:p text:style-name="P2"/>
      <text:p text:style-name="P2">vim /etc/profile</text:p>
      <text:p text:style-name="P2"/>
      <text:p text:style-name="P10">export JAVA_HOME=/home/g/Downloads/jdk-15.0.1</text:p>
      <text:p text:style-name="P9">export PATH=$JAVA_HOME/bin:<text:span text:style-name="T3">$PATH</text:span></text:p>
      <text:p text:style-name="P9">export CLASSPATH=.:$JAVA_HOME/lib/dt.jar:$JAVA_HOME/lib/tools.jar</text:p>
      <text:p text:style-name="P9"/>
      <text:p text:style-name="P9">source /etc/profile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8:18:06.383324589</meta:creation-date>
    <dc:date>2021-01-09T18:37:44.608204403</dc:date>
    <meta:editing-duration>PT13M1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2" meta:character-count="427" meta:non-whitespace-character-count="405"/>
  </office:meta>
</office:document-meta>
</file>